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background-color="#c0c0c0"/>
    </style:style>
    <style:style style:name="P3" style:family="paragraph" style:parent-style-name="Standard">
      <loext:graphic-properties draw:fill="solid" draw:fill-color="#00ccff"/>
      <style:paragraph-properties fo:text-align="center" style:justify-single-word="false" fo:background-color="#00ccff"/>
    </style:style>
    <style:style style:name="P4" style:family="paragraph" style:parent-style-name="Standard">
      <loext:graphic-properties draw:fill="solid" draw:fill-color="#ccffff"/>
      <style:paragraph-properties fo:text-align="center" style:justify-single-word="false" fo:background-color="#ccffff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cc99"/>
      <style:paragraph-properties fo:text-align="justify" style:justify-single-word="false" fo:background-color="#ffcc99"/>
    </style:style>
    <style:style style:name="P8" style:family="paragraph" style:parent-style-name="Standard">
      <loext:graphic-properties draw:fill="solid" draw:fill-color="#ccffcc"/>
      <style:paragraph-properties fo:text-align="justify" style:justify-single-word="false" fo:background-color="#ccffcc"/>
    </style:style>
    <style:style style:name="P9" style:family="paragraph" style:parent-style-name="Standard">
      <style:paragraph-properties fo:text-align="justify" style:justify-single-word="false"/>
      <style:text-properties fo:language="fr" fo:country="BE"/>
    </style:style>
    <style:style style:name="P10" style:family="paragraph" style:parent-style-name="Standard">
      <style:paragraph-properties fo:text-align="justify" style:justify-single-word="false"/>
      <style:text-properties fo:language="en" fo:country="GB"/>
    </style:style>
    <style:style style:name="P11" style:family="paragraph" style:parent-style-name="Standard">
      <loext:graphic-properties draw:fill="solid" draw:fill-color="#ccffcc"/>
      <style:paragraph-properties fo:background-color="#ccffcc"/>
    </style:style>
    <style:style style:name="P1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13" style:family="paragraph" style:parent-style-name="Standard">
      <loext:graphic-properties draw:fill="solid" draw:fill-color="#00ffff"/>
      <style:paragraph-properties fo:text-align="center" style:justify-single-word="false" fo:background-color="#00ffff" fo:padding-left="0.141cm" fo:padding-right="0.141cm" fo:padding-top="0.035cm" fo:padding-bottom="0.035cm" fo:border="0.51pt solid #00000a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  <style:text-properties fo:font-size="7pt" style:font-size-asian="7pt"/>
    </style:style>
    <style:style style:name="P15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</style:style>
    <style:style style:name="P16" style:family="paragraph" style:parent-style-name="Standard">
      <loext:graphic-properties draw:fill="solid" draw:fill-color="#ffcc99"/>
      <style:paragraph-properties fo:text-align="justify" style:justify-single-word="false" fo:background-color="#ffcc99" fo:padding-left="0.141cm" fo:padding-right="0.141cm" fo:padding-top="0.035cm" fo:padding-bottom="0.035cm" fo:border="0.51pt solid #00000a"/>
    </style:style>
    <style:style style:name="P17" style:family="paragraph" style:parent-style-name="Standard">
      <loext:graphic-properties draw:fill="solid" draw:fill-color="#ccffcc"/>
      <style:paragraph-properties fo:text-align="justify" style:justify-single-word="false" fo:background-color="#ccffcc" fo:padding-left="0.141cm" fo:padding-right="0.141cm" fo:padding-top="0.035cm" fo:padding-bottom="0.035cm" fo:border="0.51pt solid #00000a"/>
    </style:style>
    <style:style style:name="P18" style:family="paragraph" style:parent-style-name="Standard">
      <loext:graphic-properties draw:fill="solid" draw:fill-color="#ffff00"/>
      <style:paragraph-properties fo:text-align="justify" style:justify-single-word="false" fo:background-color="#ffff00" fo:padding-left="0.141cm" fo:padding-right="0.141cm" fo:padding-top="0.035cm" fo:padding-bottom="0.035cm" fo:border="0.51pt solid #00000a"/>
    </style:style>
    <style:style style:name="P19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fr" fo:country="BE"/>
    </style:style>
    <style:style style:name="P20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de" fo:country="DE"/>
    </style:style>
    <style:style style:name="P21" style:family="paragraph" style:parent-style-name="Standard" style:master-page-name="Standard">
      <loext:graphic-properties draw:fill="solid" draw:fill-color="#ffcc00"/>
      <style:paragraph-properties fo:text-align="center" style:justify-single-word="false" style:page-number="auto" fo:background-color="#ffcc00"/>
    </style:style>
    <style:style style:name="T1" style:family="text">
      <style:text-properties style:font-name="Arial Narrow" fo:font-size="15pt" fo:font-weight="bold" style:font-size-asian="15pt" style:font-weight-asian="bold" style:font-weight-complex="bold"/>
    </style:style>
    <style:style style:name="T2" style:family="text">
      <style:text-properties fo:font-size="13pt" style:text-underline-style="solid" style:text-underline-width="auto" style:text-underline-color="font-color" fo:font-weight="bold" style:font-size-asian="13pt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c0c0c0"/>
    </style:style>
    <style:style style:name="T8" style:family="text">
      <style:text-properties fo:language="fr" fo:country="BE"/>
    </style:style>
    <style:style style:name="T9" style:family="text">
      <style:text-properties fo:language="fr" fo:country="BE" fo:font-style="italic" style:font-style-asian="italic" style:font-style-complex="italic"/>
    </style:style>
    <style:style style:name="T10" style:family="text">
      <style:text-properties fo:language="fr" fo:country="BE" fo:background-color="#c0c0c0"/>
    </style:style>
    <style:style style:name="T11" style:family="text">
      <style:text-properties style:text-position="super 58%"/>
    </style:style>
    <style:style style:name="T12" style:family="text">
      <style:text-properties style:text-position="super 58%" fo:language="de" fo:country="DE"/>
    </style:style>
    <style:style style:name="T13" style:family="text">
      <style:text-properties fo:language="de" fo:country="DE"/>
    </style:style>
    <style:style style:name="T14" style:family="text">
      <style:text-properties fo:color="#ff0000" style:font-name="Arial Narrow" fo:font-size="15pt" fo:font-weight="bold" style:font-size-asian="15pt" style:font-weight-asian="bold" style:font-weight-complex="bold"/>
    </style:style>
    <style:style style:name="T15" style:family="text">
      <style:text-properties fo:color="#ff6600" fo:font-weight="bold" style:font-weight-asian="bold" style:font-weight-complex="bold"/>
    </style:style>
    <style:style style:name="T16" style:family="text">
      <style:text-properties fo:language="en" fo:country="GB"/>
    </style:style>
    <style:style style:name="T17" style:family="text">
      <style:text-properties fo:language="en" fo:country="GB" fo:background-color="#ffff00"/>
    </style:style>
    <style:style style:name="T18" style:family="text">
      <style:text-properties fo:color="#000000" fo:language="en" fo:country="GB" style:font-size-complex="10pt"/>
    </style:style>
    <style:style style:name="T19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GoBack"/><text:span text:style-name="T1">453---SYSTEME D'EXPLOITATION - e-learning - Séquence 24</text:span></text:p>
      <text:p text:style-name="P2"><text:span text:style-name="T1">Sauvegarde des données – 2</text:span></text:p>
      <text:p text:style-name="P5"/>
      <text:p text:style-name="P12"><text:span text:style-name="T2">Légende</text:span><text:span text:style-name="T3"> :</text:span></text:p>
      <text:p text:style-name="P14"/>
      <text:p text:style-name="P15">Explications sur fond blanc</text:p>
      <text:p text:style-name="P16">Exercice à accomplir sur fond rouge clair</text:p>
      <text:p text:style-name="P17">Une ou plusieurs solutions possibles pour l’exécution de commande sur fond vert clair</text:p>
      <text:p text:style-name="P18">Lignes de script sur fond jaune</text:p>
      <text:p text:style-name="P6"/>
      <text:p text:style-name="P6"/>
      <text:p text:style-name="P6"/>
      <text:p text:style-name="P1"><text:span text:style-name="T5">Quelques commandes</text:span><text:span text:style-name="T6"> :</text:span></text:p>
      <text:p text:style-name="P6"/>
      <text:p text:style-name="P6"/>
      <text:p text:style-name="P6"/>
      <text:p text:style-name="P15">TAR</text:p>
      <text:p text:style-name="P15"/>
      <text:p text:style-name="P15">NOM</text:p>
      <text:p text:style-name="P15"><text:s text:c="7"/>tar - Utilitaire de gestion d'archives</text:p>
      <text:p text:style-name="P6"/>
      <text:p text:style-name="P6"/>
      <text:p text:style-name="P6"/>
      <text:p text:style-name="P6">En particulier, la commande « tar » permet de sauvegarder (créer une archive) ou restaurer (extraire d’une archive) des fichiers ou des arborescences de fichiers, dans ou à partir d’un « fichier » d’archive (enregistré sur disque ou sur bande ou etc.), ainsi que de lister le contenu de l’archive. Le « fichier » d’archive peut être un fichier ordinaire, ou un périphérique d’archivage local ou distant.</text:p>
      <text:p text:style-name="P6"/>
      <text:p text:style-name="P6">Dans l’archive, chaque fichier sauvegardé est précédé d’un en-tête contenant ses caractéristiques, ainsi que son chemin absolu, mais sans le premier « / » (sauf si l’on utilise l’option : <text:span text:style-name="T7">-P</text:span> conserver les chemins absolus). Si l’on veut ensuite <text:span text:style-name="T4">restaurer un fichier à son emplacement d’origine</text:span>, il faut donc <text:span text:style-name="T4">se placer à la racine au préalable</text:span>. Sinon, il est restauré, avec son chemin, à partir du répertoire courant !</text:p>
      <text:p text:style-name="P6"/>
      <text:p text:style-name="P6">Les options principales de la commande « tar » sont : <text:span text:style-name="T7">-c</text:span> sauvegarder, <text:span text:style-name="T7">-x</text:span> restaurer, <text:span text:style-name="T7">-t</text:span> lister, puis <text:span text:style-name="T7">-f fichier</text:span> préciser un chemin pour l’archive, <text:span text:style-name="T7">-z</text:span> compresser/décompresser (avec Gnu-Zip), <text:span text:style-name="T7">-h</text:span> sauvegarder les fichiers liés et non les liens symboliques, <text:span text:style-name="T7">-m</text:span> remplacer la date de dernière modification par la date de restauration, <text:span text:style-name="T7">-P</text:span> conserver les chemins absolus, <text:span text:style-name="T7">-T fichier</text:span> utiliser un fichier qui contient la liste des fichiers à sauvegarder (« - » signifie l’entrée standard), et ensuite <text:span text:style-name="T7">--exclude fichier</text:span> exclure un fichier, et enfin <text:span text:style-name="T7">-v</text:span> utiliser le mode « verbose ».</text:p>
      <text:p text:style-name="P6"/>
      <text:p text:style-name="P6"><text:span text:style-name="T8">Exemples : </text:span><text:span text:style-name="T9">1°</text:span><text:span text:style-name="T8"> </text:span><text:span text:style-name="T7">tar -cvzf /root/etc.tar.gz /etc</text:span><text:span text:style-name="T8"> </text:span>sauvegarder le répertoire /etc (en mode "verbose") en créant, dans /root, une archive compressée selon Gnu-Zip sous forme de fichier « etc.tar.gz » ;<text:span text:style-name="T8"> </text:span><text:span text:style-name="T9">2°</text:span><text:span text:style-name="T8"> </text:span><text:span text:style-name="T10">tar -cvf /dev/st0 /home</text:span><text:span text:style-name="T8"> </text:span>sauvegarder le répertoire /home (en mode "verbose") en créant une archive sur une cartouche de tape ordinaire.</text:p>
      <text:p text:style-name="P9"/>
      <text:p text:style-name="P9"/>
      <text:p text:style-name="P9"><text:soft-page-break/></text:p>
      <text:p text:style-name="P15"><text:span text:style-name="T8">FIND(1)</text:span></text:p>
      <text:p text:style-name="P19"/>
      <text:p text:style-name="P15"><text:span text:style-name="T8">NOM</text:span></text:p>
      <text:p text:style-name="P15"><text:span text:style-name="T8"><text:s text:c="7"/>find - Rechercher des fichiers dans une hiérarchie de répertoires</text:span></text:p>
      <text:p text:style-name="P19"/>
      <text:p text:style-name="P15"><text:span text:style-name="T8">SYNOPSIS</text:span></text:p>
      <text:p text:style-name="P15"><text:span text:style-name="T8"><text:s text:c="7"/>find [-H] [-L] [-P] [-D option-debogage] [-Oniveau] [chemin...] [expression]</text:span></text:p>
      <text:p text:style-name="P19"/>
      <text:p text:style-name="P15"><text:span text:style-name="T8">DESCRIPTION</text:span></text:p>
      <text:p text:style-name="P15"><text:span text:style-name="T8"><text:s text:c="7"/>GNU find parcourt les arborescences des répertoires de chacun des chemins</text:span></text:p>
      <text:p text:style-name="P15"><text:span text:style-name="T8"><text:s text:c="7"/>mentionnés, en évaluant les expressions fournies pour chaque fichier</text:span></text:p>
      <text:p text:style-name="P15"><text:span text:style-name="T8"><text:s text:c="7"/>rencontré. L'évaluation de l'expression se fait de gauche à droite, en suivant</text:span></text:p>
      <text:p text:style-name="P15"><text:span text:style-name="T8"><text:s text:c="7"/>les règles de priorité décrites dans la section OPÉRATEURS, jusqu'à l'obtention</text:span></text:p>
      <text:p text:style-name="P15"><text:span text:style-name="T8"><text:s text:c="7"/>du résultat (par exemple la partie gauche est fausse pour un opérateur et, vraie pour</text:span></text:p>
      <text:p text:style-name="P15"><text:span text:style-name="T8"><text:s text:c="7"/>un opérateur ou), puis find passe au nom de fichier suivant.</text:span></text:p>
      <text:p text:style-name="P6"/>
      <text:p text:style-name="P6"/>
      <text:p text:style-name="P6"/>
      <text:p text:style-name="P15">TOUCH(1)</text:p>
      <text:p text:style-name="P15"/>
      <text:p text:style-name="P15">NOM</text:p>
      <text:p text:style-name="P15"><text:s text:c="7"/>touch - Modifier l'horodatage d'un fichier</text:p>
      <text:p text:style-name="P15"/>
      <text:p text:style-name="P15">SYNOPSIS</text:p>
      <text:p text:style-name="P15"><text:s text:c="7"/>touch [OPTION]... FICHIER...</text:p>
      <text:p text:style-name="P15"/>
      <text:p text:style-name="P15">DESCRIPTION</text:p>
      <text:p text:style-name="P15"><text:s text:c="7"/>Mettre à jour les dates (dates et heures) d'accès et de dernière modification</text:p>
      <text:p text:style-name="P15"><text:s text:c="7"/>de chaque FICHIER selon la date actuelle. Un paramètre FICHIER qui n'existe pas</text:p>
      <text:p text:style-name="P15"><text:s text:c="7"/>sera créé vide, à moins que les options -c ou -h ne soient fournies.</text:p>
      <text:p text:style-name="P6"/>
      <text:p text:style-name="P6"/>
      <text:p text:style-name="P6"/>
      <text:p text:style-name="P15"><text:span text:style-name="T8">FILE(1)</text:span></text:p>
      <text:p text:style-name="P19"/>
      <text:p text:style-name="P15"><text:span text:style-name="T8">NAME</text:span></text:p>
      <text:p text:style-name="P15"><text:span text:style-name="T8"><text:s text:c="7"/>file - Determine file type</text:span></text:p>
      <text:p text:style-name="P9"/>
      <text:p text:style-name="P6">C’est grâce à la commande « file » que l’on peut savoir si un fichier est un fichier de programme exécutable, ou un fichier de texte, ou etc.</text:p>
      <text:p text:style-name="P9"/>
      <text:p text:style-name="P9"/>
      <text:p text:style-name="P9"/>
      <text:p text:style-name="P15">LN(1)</text:p>
      <text:p text:style-name="P15"/>
      <text:p text:style-name="P15">NOM</text:p>
      <text:p text:style-name="P15"><text:s text:c="7"/>ln - Créer des liens entre des fichiers</text:p>
      <text:p text:style-name="P15"/>
      <text:p text:style-name="P15"><text:soft-page-break/>SYNOPSIS</text:p>
      <text:p text:style-name="P15"><text:s text:c="7"/>ln [OPTION]... [-T] CIBLE NOM_DU_LIEN (1<text:span text:style-name="T11">e</text:span> format)</text:p>
      <text:p text:style-name="P15"><text:s text:c="7"/>ln [OPTION]... CIBLE (2<text:span text:style-name="T11">e</text:span> format)</text:p>
      <text:p text:style-name="P15"><text:s text:c="7"/>ln [OPTION]... CIBLE... RÉPERTOIRE (3<text:span text:style-name="T11">e</text:span> format)</text:p>
      <text:p text:style-name="P15"><text:s text:c="7"/>ln [OPTION]... -t RÉPERTOIRE CIBLE... <text:span text:style-name="T13">(4</text:span><text:span text:style-name="T12">e</text:span><text:span text:style-name="T13"> format)</text:span></text:p>
      <text:p text:style-name="P20"/>
      <text:p text:style-name="P15">DESCRIPTION</text:p>
      <text:p text:style-name="P15"><text:s text:c="7"/>Dans le 1<text:span text:style-name="T11">e</text:span> format, créer un lien vers la CIBLE avec le NOM_DU_LIEN.</text:p>
      <text:p text:style-name="P15"><text:s text:c="7"/>Dans le 2<text:span text:style-name="T11">e</text:span> format, créer un lien vers la CIBLE dans le répertoire actuel.</text:p>
      <text:p text:style-name="P15"><text:s text:c="7"/>Dans les 3<text:span text:style-name="T11">e</text:span> et 4<text:span text:style-name="T11">e</text:span> formats, créer des liens vers chaque CIBLE dans le RÉPERTOIRE.</text:p>
      <text:p text:style-name="P15"><text:s text:c="7"/>Par défaut, les liens créés sont des liens « durs » ou « directs » (« hard link »).</text:p>
      <text:p text:style-name="P15"><text:s text:c="7"/>Pour créer des liens symboliques, utiliser -s ou --symbolic.</text:p>
      <text:p text:style-name="P15"><text:s text:c="7"/>Lors de la création de liens directs, chaque CIBLE doit exister. Un lien symbolique</text:p>
      <text:p text:style-name="P15"><text:s text:c="7"/>peut contenir n'importe quel texte ; lors de la résolution du lien par la suite,</text:p>
      <text:p text:style-name="P15"><text:s text:c="7"/>un lien relatif est interprété par rapport à son répertoire parent.</text:p>
      <text:p text:style-name="P6"/>
      <text:p text:style-name="P6"/>
      <text:p text:style-name="P6"/>
      <text:p text:style-name="P3"><text:span text:style-name="T14">LABORATOIRE – Sauvegarde des données – 2</text:span></text:p>
      <text:p text:style-name="P6"/>
      <text:p text:style-name="P13"><text:span text:style-name="T6">Les exercices des séquences 23 à 24 s’enchaînent.</text:span></text:p>
      <text:p text:style-name="P13"><text:span text:style-name="T6">Il faut donc les accomplir dans l’ordre prévu.</text:span></text:p>
      <text:p text:style-name="P6"/>
      <text:p text:style-name="P4"><text:span text:style-name="T15">Dans la distribution Debian GNU/Linux :</text:span></text:p>
      <text:p text:style-name="P6"/>
      <text:p text:style-name="P6"/>
      <text:p text:style-name="P6"/>
      <text:p text:style-name="P7">Connectez-vous dans un terminal sous le compte « guest »</text:p>
      <text:p text:style-name="P6"/>
      <text:p text:style-name="P6"/>
      <text:p text:style-name="P6"/>
      <text:p text:style-name="P7">Faites en sorte que le working directory soit bien le répertoire de connexion de guest</text:p>
      <text:p text:style-name="P6"/>
      <text:p text:style-name="P8">cd</text:p>
      <text:p text:style-name="P6"/>
      <text:p text:style-name="P6"/>
      <text:p text:style-name="P6"/>
      <text:p text:style-name="P7">En relatif, sauvegardez le répertoire de connexion de guest (en mode "verbose") en créant, dans /tmp, une archive compressée selon Gnu-Zip sous forme de fichier « sauvecompguest.tar.gz »</text:p>
      <text:p text:style-name="P6"/>
      <text:p text:style-name="P8">tar -cvzf /tmp/sauvecompguest.tar.gz .</text:p>
      <text:p text:style-name="P6"/>
      <text:p text:style-name="P6">On peut également affecter le format « .tgz » au fichier d’archive compacté.</text:p>
      <text:p text:style-name="P6"/>
      <text:p text:style-name="P6"/>
      <text:p text:style-name="P6"/>
      <text:p text:style-name="P7">Visualisez (en mode "verbose") tous les dossiers et fichiers de cette nouvelle archive</text:p>
      <text:p text:style-name="P6"/>
      <text:p text:style-name="P8">tar -tvzf /tmp/sauvecompguest.tar.gz | more</text:p>
      <text:p text:style-name="P6"><text:soft-page-break/></text:p>
      <text:p text:style-name="P6"/>
      <text:p text:style-name="P6"/>
      <text:p text:style-name="P7">Listez les différentes archives déjà réalisées, en utilisant un format d’affichage long, avec les tailles dans un format lisible par un humain</text:p>
      <text:p text:style-name="P6"/>
      <text:p text:style-name="P8">ls -lh /tmp/sauve*</text:p>
      <text:p text:style-name="P6"/>
      <text:p text:style-name="P6"/>
      <text:p text:style-name="P6"/>
      <text:p text:style-name="P7">Modifiez l’un ou l’autre fichier de guest</text:p>
      <text:p text:style-name="P6"/>
      <text:p text:style-name="P6"/>
      <text:p text:style-name="P6"/>
      <text:p text:style-name="P7">Sauvegardez les fichiers de guest modifiés il y a une minute en créant, dans /tmp, une archive sous forme de fichier « sauveminute.tar »</text:p>
      <text:p text:style-name="P6"/>
      <text:p text:style-name="P8">find . -mmin 1 | tar -c -T - -f /tmp/sauveminute.tar</text:p>
      <text:p text:style-name="P6"/>
      <text:p text:style-name="P6">« - » signifie l’entrée standard (c’est-à-dire, dans ce cas-ci, la sortie du processus find).</text:p>
      <text:p text:style-name="P6"/>
      <text:p text:style-name="P6"/>
      <text:p text:style-name="P6"/>
      <text:p text:style-name="P7">Visualisez (en mode "verbose") tous les dossiers et fichiers de cette nouvelle archive</text:p>
      <text:p text:style-name="P6"/>
      <text:p text:style-name="P8"><text:span text:style-name="T16">tar -tvf /tmp/sauveminute.tar | more</text:span></text:p>
      <text:p text:style-name="P10"/>
      <text:p text:style-name="P10"/>
      <text:p text:style-name="P10"/>
      <text:p text:style-name="P7">Sauvegardez les fichiers de guest modifiés dans la journée en créant, dans /tmp, une archive sous forme de fichier « sauvejournal.tar »</text:p>
      <text:p text:style-name="P6"/>
      <text:p text:style-name="P8">find . -mtime 0 | tar -c -T - -f /tmp/sauvejournal.tar</text:p>
      <text:p text:style-name="P6"/>
      <text:p text:style-name="P6">« - » signifie l’entrée standard (c’est-à-dire, dans ce cas-ci, la sortie du processus find).</text:p>
      <text:p text:style-name="P6"/>
      <text:p text:style-name="P6"/>
      <text:p text:style-name="P6"/>
      <text:p text:style-name="P7">Visualisez (en mode "verbose") tous les dossiers et fichiers de cette nouvelle archive</text:p>
      <text:p text:style-name="P6"/>
      <text:p text:style-name="P8"><text:span text:style-name="T16">tar -tvf /tmp/sauvejournal.tar | more</text:span></text:p>
      <text:p text:style-name="P10"/>
      <text:p text:style-name="P10"/>
      <text:p text:style-name="P10"/>
      <text:p text:style-name="P7">Réalisez une sauvegarde incrémentale en créant, dans /tmp, une archive sous forme de fichier « sauveincremental.tar » de tous les fichiers de guest créés ou modifiés depuis le 03/01 à 17h00</text:p>
      <text:p text:style-name="P6"/>
      <text:p text:style-name="P8"><text:span text:style-name="T16">touch -t 01031700 .reference</text:span></text:p>
      <text:p text:style-name="P8"><text:span text:style-name="T16">find ~ -newer .reference | tar -c -T - -f /tmp/sauveincremental.tar</text:span></text:p>
      <text:p text:style-name="P10"><text:soft-page-break/></text:p>
      <text:p text:style-name="P10"/>
      <text:p text:style-name="P10"/>
      <text:p text:style-name="P7">Visualisez (en mode "verbose") tous les dossiers et fichiers de cette nouvelle archive</text:p>
      <text:p text:style-name="P6"/>
      <text:p text:style-name="P8"><text:span text:style-name="T16">tar -tvf /tmp/sauveincremental.tar | more</text:span></text:p>
      <text:p text:style-name="P10"/>
      <text:p text:style-name="P10"/>
      <text:p text:style-name="P10"/>
      <text:p text:style-name="P7">Visualisez le type de fichier d’archive que vous venez de créer</text:p>
      <text:p text:style-name="P6"/>
      <text:p text:style-name="P8">file /tmp/sauveincremental.tar</text:p>
      <text:p text:style-name="P6"/>
      <text:p text:style-name="P6">Si l’archive était sur une cartouche et non sur un disque dur, il faudrait d’abord la copier dans un fichier texte avant d’utiliser la commande file.</text:p>
      <text:p text:style-name="P6"/>
      <text:p text:style-name="P6">Copie, à titre d’exemple, des 100 premiers blocs d’une cartouche SCSI ordinaire :</text:p>
      <text:p text:style-name="P6"><text:span text:style-name="T18">dd if=/dev/st0 of=/tmp/archive bs=1K count=</text:span><text:span text:style-name="T16">100</text:span></text:p>
      <text:p text:style-name="P10"/>
      <text:p text:style-name="P10"/>
      <text:p text:style-name="P10"/>
      <text:p text:style-name="P7">Dans le répertoire de connexion de guest, créez deux répertoires nommés : « rep1 » et « rep2 »</text:p>
      <text:p text:style-name="P6"/>
      <text:p text:style-name="P8">mkdir rep1 rep2</text:p>
      <text:p text:style-name="P6"/>
      <text:p text:style-name="P6"/>
      <text:p text:style-name="P6"/>
      <text:p text:style-name="P7">Dans le répertoire de connexion de guest, enregistrez sous le nom « scriptsauve » un fichier de script qui sauvegarde le répertoire de connexion de guest, à l’exception des répertoires « rep1 » et « rep2 », en créant, dans /tmp, une archive sous forme de fichier « sauveguestexcept.tar »</text:p>
      <text:p text:style-name="P6"/>
      <text:p text:style-name="P11">echo '<text:span text:style-name="T19">#!/bin/bash</text:span>' &gt; scriptsauve</text:p>
      <text:p text:style-name="P11">echo '<text:span text:style-name="T19"># Un script qui réalise une sauvegarde</text:span>' &gt;&gt; scriptsauve</text:p>
      <text:p text:style-name="P11"><text:span text:style-name="T16">echo '</text:span><text:span text:style-name="T17">tar -c --exclude=/home/guest/rep1 --exclude=/home/guest/rep2 -f /tmp/sauveguestexcept.tar /home/guest</text:span><text:span text:style-name="T16">' &gt;&gt; scriptsauve</text:span></text:p>
      <text:p text:style-name="P10"/>
      <text:p text:style-name="P10"/>
      <text:p text:style-name="P10"/>
      <text:p text:style-name="P7">Exécutez un dump du fichier scriptsauve sur le terminal</text:p>
      <text:p text:style-name="P6"/>
      <text:p text:style-name="P8">cat scriptsauve</text:p>
      <text:p text:style-name="P6"/>
      <text:p text:style-name="P6"/>
      <text:p text:style-name="P6"/>
      <text:p text:style-name="P7">Lancez un shell bash qui exécute scriptsauve</text:p>
      <text:p text:style-name="P6"/>
      <text:p text:style-name="P8">bash scriptsauve</text:p>
      <text:p text:style-name="P6"/>
      <text:p text:style-name="P6"><text:soft-page-break/></text:p>
      <text:p text:style-name="P6"/>
      <text:p text:style-name="P7">Visualisez (en mode "verbose") tous les dossiers et fichiers de cette nouvelle archive</text:p>
      <text:p text:style-name="P6"/>
      <text:p text:style-name="P8"><text:span text:style-name="T16">tar -tvf /tmp/sauveguestexcept.tar | more</text:span></text:p>
      <text:p text:style-name="P10"/>
      <text:p text:style-name="P10"/>
      <text:p text:style-name="P10"/>
      <text:p text:style-name="P7">Listez les différentes archives, en utilisant un format d’affichage long, avec les tailles dans un format lisible par un humain</text:p>
      <text:p text:style-name="P6"/>
      <text:p text:style-name="P8">ls -lh /tmp/sauve*</text:p>
      <text:p text:style-name="P6"/>
      <text:p text:style-name="P6"/>
      <text:p text:style-name="P6"/>
      <text:p text:style-name="P7">Réalisez une sauvegarde absolue du répertoire de connexion de guest en créant, dans /tmp, une archive sous forme de fichier « sauveABSguest.tar »</text:p>
      <text:p text:style-name="P6"/>
      <text:p text:style-name="P8">tar -cPf /tmp/sauveABSguest.tar /home/guest</text:p>
      <text:p text:style-name="P6"/>
      <text:p text:style-name="P6"/>
      <text:p text:style-name="P6"/>
      <text:p text:style-name="P7">Visualisez tous les dossiers et fichiers sauvegardés</text:p>
      <text:p text:style-name="P6"/>
      <text:p text:style-name="P8"><text:span text:style-name="T16">tar -tf /tmp/sauveABSguest.tar | more</text:span></text:p>
      <text:p text:style-name="P10"/>
      <text:p text:style-name="P10"/>
      <text:p text:style-name="P10"/>
      <text:p text:style-name="P7">Affichez le manuel de la commande ln</text:p>
      <text:p text:style-name="P6"/>
      <text:p text:style-name="P8">man ln</text:p>
      <text:p text:style-name="P6"/>
      <text:p text:style-name="P6"/>
      <text:p text:style-name="P6"/>
      <text:p text:style-name="P7">Dans le répertoire de connexion de guest, créez un lien symbolique vers le fichier /etc/profile, nommé « pointer-profile »</text:p>
      <text:p text:style-name="P6"/>
      <text:p text:style-name="P8">ln -s /etc/profile pointer-profile</text:p>
      <text:p text:style-name="P6"/>
      <text:p text:style-name="P6"/>
      <text:p text:style-name="P6"/>
      <text:p text:style-name="P7">Visualisez, en utilisant un format d’affichage long, les caractéristiques de ce lien symbolique</text:p>
      <text:p text:style-name="P6"/>
      <text:p text:style-name="P8">ls -l pointer-profile</text:p>
      <text:p text:style-name="P6"/>
      <text:p text:style-name="P6"/>
      <text:p text:style-name="P6"/>
      <text:p text:style-name="P7">Resauvegardez le répertoire de connexion de guest (en mode "verbose"), y compris ce lien symbolique, en recréant, dans /tmp, l’archive « sauveguest.tar »</text:p>
      <text:p text:style-name="P6"/>
      <text:p text:style-name="P8"><text:soft-page-break/><text:span text:style-name="T16">tar -cvf /tmp/sauveguest.tar /home/guest</text:span></text:p>
      <text:p text:style-name="P10"/>
      <text:p text:style-name="P10"/>
      <text:p text:style-name="P10"/>
      <text:p text:style-name="P7">Visualisez (en mode "verbose") le lien symbolique sauvegardé</text:p>
      <text:p text:style-name="P6"/>
      <text:p text:style-name="P8">tar -tvf /tmp/sauveguest.tar | grep pointer-profile</text:p>
      <text:p text:style-name="P6"/>
      <text:p text:style-name="P6"/>
      <text:p text:style-name="P6"/>
      <text:p text:style-name="P7">Resauvegardez le répertoire de connexion de guest (en mode "verbose"), avec cette fois le fichier lié, en recréant, dans /tmp, l’archive « sauveguest.tar »</text:p>
      <text:p text:style-name="P6"/>
      <text:p text:style-name="P8"><text:span text:style-name="T16">tar -cvf /tmp/sauveguest.tar -h /home/guest</text:span></text:p>
      <text:p text:style-name="P10"/>
      <text:p text:style-name="P10"/>
      <text:p text:style-name="P10"/>
      <text:p text:style-name="P7">Visualisez (en mode "verbose") quel est cette fois l’objet sauvegardé sous le nom « pointer-profile »</text:p>
      <text:p text:style-name="P6"/>
      <text:p text:style-name="P8">tar -tvf /tmp/sauveguest.tar | grep pointer-profile</text:p>
      <text:p text:style-name="P6"/>
      <text:p text:style-name="P6"/>
      <text:p text:style-name="P6"/>
      <text:p text:style-name="P7">Déconnectez-vous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ret Jacques</meta:initial-creator>
    <dc:creator>Piret Jacques</dc:creator>
    <meta:editing-cycles>3</meta:editing-cycles>
    <meta:creation-date>2016-04-11T12:22:00</meta:creation-date>
    <dc:date>2016-04-11T12:29:00</dc:date>
    <meta:editing-duration>PT2M</meta:editing-duration>
    <meta:generator>LibreOffice/5.1.6.2.0$Linux_X86_64 LibreOffice_project/10$Build-2</meta:generator>
    <meta:document-statistic meta:table-count="0" meta:image-count="0" meta:object-count="0" meta:page-count="7" meta:paragraph-count="125" meta:word-count="1406" meta:character-count="9013" meta:non-whitespace-character-count="7538"/>
    <meta:user-defined meta:name="AppVersion">14.0000</meta:user-defined>
    <meta:user-defined meta:name="Company">GI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